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a933" draw:marker-start-width="0.279cm" draw:marker-end-width="0.279cm" draw:fill="none" draw:fill-color="#000000" draw:textarea-horizontal-align="justify" draw:textarea-vertical-align="middle" draw:auto-grow-height="false" fo:min-height="12.698cm" fo:min-width="25.44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1.093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1.144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2.394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2.144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1.343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1.394cm" fo:padding-top="0.178cm" fo:padding-bottom="0.178cm" fo:padding-left="0.303cm" fo:padding-right="0.303cm"/>
      <style:paragraph-properties style:writing-mode="lr-tb"/>
    </style:style>
    <style:style style:name="gr10" style:family="graphic" style:parent-style-name="objectwithoutfill">
      <style:graphic-properties draw:stroke="dash" draw:stroke-dash="Dash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25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style:paragraph-properties fo:text-align="center" style:writing-mode="lr-tb"/>
      <style:text-properties fo:font-size="10pt"/>
    </style:style>
    <style:style style:name="P4" style:family="paragraph">
      <loext:graphic-properties draw:fill="none"/>
      <style:paragraph-properties fo:text-align="center" style:writing-mode="lr-tb"/>
      <style:text-properties fo:font-size="10pt"/>
    </style:style>
    <style:style style:name="P5" style:family="paragraph">
      <style:paragraph-properties fo:text-align="center" style:writing-mode="lr-tb"/>
      <style:text-properties fo:font-size="10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fo:font-size="10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6pt" style:font-size-asian="13pt" style:font-size-complex="13pt"/>
    </style:style>
    <style:style style:name="T2" style:family="text">
      <style:text-properties fo:font-size="7pt" style:font-size-asian="14pt" style:font-size-complex="14pt"/>
    </style:style>
    <style:style style:name="T3" style:family="text">
      <style:text-properties fo:font-size="10pt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fo:font-size="9pt" style:font-size-asian="14pt" style:font-size-complex="14pt"/>
    </style:style>
    <style:style style:name="T6" style:family="text">
      <style:text-properties fo:font-size="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cm" svg:height="13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6cm" svg:x2="27cm" svg:y2="6cm">
          <text:p/>
        </draw:line>
        <draw:line draw:style-name="gr3" draw:text-style-name="P2" draw:layer="layout" svg:x1="1cm" svg:y1="10cm" svg:x2="27cm" svg:y2="10cm">
          <text:p/>
        </draw:line>
        <draw:custom-shape draw:style-name="gr4" draw:text-style-name="P4" draw:layer="layout" svg:width="1.699cm" svg:height="2cm" svg:x="1.051cm" svg:y="2cm">
          <text:p text:style-name="P3"><text:span text:style-name="T1">Формирование</text:span></text:p>
          <text:p text:style-name="P3"><text:span text:style-name="T1">Плана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5cm" svg:height="2cm" svg:x="3.25cm" svg:y="2cm">
          <text:p text:style-name="P3"><text:span text:style-name="T2">Формируется</text:span></text:p>
          <text:p text:style-name="P3"><text:span text:style-name="T2">Ведомость </text:span></text:p>
          <text:p text:style-name="P3"><text:span text:style-name="T2">материалов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5cm" svg:height="2cm" svg:x="5.5cm" svg:y="2cm">
          <text:p text:style-name="P3"><text:span text:style-name="T1">Создан</text:span></text:p>
          <text:p text:style-name="P3"><text:span text:style-name="T1">Лист</text:span></text:p>
          <text:p text:style-name="P3"><text:span text:style-name="T1">Комплектации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5cm" svg:height="2cm" svg:x="7.75cm" svg:y="2cm">
          <text:p text:style-name="P3"><text:span text:style-name="T1"><text:s/></text:span><text:span text:style-name="T1">Сформирована</text:span></text:p>
          <text:p text:style-name="P3"><text:span text:style-name="T1"><text:s/></text:span><text:span text:style-name="T1">Матрица</text:span></text:p>
          <text:p text:style-name="P3"><text:span text:style-name="T1">Комплектации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2cm" svg:x="10.25cm" svg:y="2cm">
          <text:p text:style-name="P5"><text:span text:style-name="T4">Начато</text:span></text:p>
          <text:p text:style-name="P5"><text:span text:style-name="T4"><text:s/></text:span><text:span text:style-name="T4">отслеживание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5cm" svg:height="2cm" svg:x="23.25cm" svg:y="2cm">
          <text:p text:style-name="P3"><text:span text:style-name="T3">Отслеживание </text:span></text:p>
          <text:p text:style-name="P3"><text:span text:style-name="T3">выполнения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49cm" svg:height="2cm" svg:x="9.5cm" svg:y="7cm">
          <text:p text:style-name="P3"><text:span text:style-name="T3">Создана </text:span></text:p>
          <text:p text:style-name="P3"><text:span text:style-name="T3">заявка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14.5cm" svg:y="7cm">
          <text:p text:style-name="P3"><text:span text:style-name="T5">Заявка </text:span></text:p>
          <text:p text:style-name="P3"><text:span text:style-name="T5">обеспечена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cm" svg:height="2cm" svg:x="17cm" svg:y="7cm">
          <text:p text:style-name="P3"><text:span text:style-name="T3">Заявка </text:span></text:p>
          <text:p text:style-name="P3"><text:span text:style-name="T3">выполнена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49cm" svg:height="2cm" svg:x="21.5cm" svg:y="11cm">
          <text:p text:style-name="P3"><text:span text:style-name="T6">Изготовление </text:span></text:p>
          <text:p text:style-name="P3"><text:span text:style-name="T6">по маршруту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19cm" svg:y="11cm">
          <text:p text:style-name="P3"><text:span text:style-name="T6">Паспорт </text:span></text:p>
          <text:p text:style-name="P3"><text:span text:style-name="T6">создан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49cm" svg:height="2cm" svg:x="12.051cm" svg:y="7cm">
          <text:p text:style-name="P3"><text:span text:style-name="T6">Материал </text:span></text:p>
          <text:p text:style-name="P3"><text:span text:style-name="T6">забронирован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9.5cm" svg:y1="4cm" svg:x2="9.5cm" svg:y2="7cm">
          <text:p/>
        </draw:line>
        <draw:custom-shape draw:style-name="gr8" draw:text-style-name="P4" draw:layer="layout" svg:width="1.949cm" svg:height="2cm" svg:x="24.051cm" svg:y="11cm">
          <text:p text:style-name="P3"><text:span text:style-name="T2">ДСЕ </text:span></text:p>
          <text:p text:style-name="P3"><text:span text:style-name="T2">сдана на склад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9cm" svg:y1="9cm" svg:x2="19cm" svg:y2="12cm">
          <text:p/>
        </draw:line>
        <draw:line draw:style-name="gr10" draw:text-style-name="P7" draw:layer="layout" svg:x1="26cm" svg:y1="4cm" svg:x2="26cm" svg:y2="11.25cm">
          <text:p/>
        </draw:line>
        <draw:custom-shape draw:style-name="gr11" draw:text-style-name="P7" draw:layer="layout" svg:width="3.75cm" svg:height="1cm" svg:x="1.25cm" svg:y="4.75cm">
          <text:p text:style-name="P8">План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cm" svg:height="1cm" svg:x="1.25cm" svg:y="12.75cm">
          <text:p text:style-name="P8">Паспорта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75cm" svg:height="1cm" svg:x="1.25cm" svg:y="8.75cm">
          <text:p text:style-name="P8">Материалы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7T16:16:50.453000000</dc:date>
    <meta:editing-duration>PT7M41S</meta:editing-duration>
    <meta:editing-cycles>3</meta:editing-cycles>
    <meta:generator>LibreOffice/7.1.3.2$Windows_X86_64 LibreOffice_project/47f78053abe362b9384784d31a6e56f8511eb1c1</meta:generator>
    <meta:document-statistic meta:object-count="22"/>
  </office:meta>
</office:document-meta>
</file>